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 style:name="a886a14">
      <style:table-properties style:width="6.693in" table:align="margins"/>
    </style:style>
    <style:style style:family="table-column" style:name="aa25f5e">
      <style:table-column-properties style:column-width="1.3386in" style:rel-column-width="13107*"/>
    </style:style>
    <style:style style:family="table-cell" style:name="a00ec1e">
      <style:table-cell-properties fo:border-bottom="0.0007in solid #000000" fo:border-left="0.0007in solid #000000" fo:border-right="none" fo:border-top="0.0007in solid #000000" fo:padding="0.0382in"/>
    </style:style>
    <style:style style:family="table-cell" style:name="a37c382">
      <style:table-cell-properties fo:border-bottom="0.0007in solid #000000" fo:border-left="0.0007in solid #000000" fo:border-right="none" fo:border-top="none" fo:padding="0.0382in"/>
    </style:style>
    <style:style style:family="table-cell" style:name="a22d90e">
      <style:table-cell-properties fo:border="0.0007in solid #000000" fo:padding="0.0382in"/>
    </style:style>
    <style:style style:family="table-cell" style:name="a5b8b20">
      <style:table-cell-properties fo:border="0.0007in solid #000000" fo:border-bottom="0.0007in solid #000000" fo:border-top="none" fo:padding="0.0382in"/>
    </style:style>
    <style:style style:family="table-cell" style:name="af64248">
      <style:table-cell-properties fo:background-color="#f0ffed" fo:border-bottom="0.0007in solid #000000" fo:border-left="0.0007in solid #000000" fo:border-right="none" fo:border-top="none" fo:padding="0.0382in"/>
    </style:style>
    <text:list-style style:name="l340a03">
      <text:list-level-style-number style:num-format="1" style:num-suffix="." text:level="1" text:style-name="Numbering_20_Symbols">
        <style:list-level-properties text:min-label-width="0.499cm"/>
        <style:text-properties style:font-name="Tahoma" text:display="true"/>
      </text:list-level-style-number>
      <text:list-level-style-number style:num-format="1" style:num-suffix="." text:level="2" text:style-name="Numbering_20_Symbols">
        <style:list-level-properties text:min-label-width="0.499cm" text:space-before="0.501cm"/>
        <style:text-properties style:font-name="Tahoma" text:display="true"/>
      </text:list-level-style-number>
      <text:list-level-style-number style:num-format="1" style:num-suffix="." text:level="3" text:style-name="Numbering_20_Symbols">
        <style:list-level-properties text:min-label-width="0.499cm" text:space-before="1cm"/>
        <style:text-properties style:font-name="Tahoma" text:display="true"/>
      </text:list-level-style-number>
      <text:list-level-style-number style:num-format="1" style:num-suffix="." text:level="4" text:style-name="Numbering_20_Symbols">
        <style:list-level-properties text:min-label-width="0.499cm" text:space-before="1.501cm"/>
        <style:text-properties style:font-name="Tahoma" text:display="true"/>
      </text:list-level-style-number>
      <text:list-level-style-number style:num-format="1" style:num-suffix="." text:level="5" text:style-name="Numbering_20_Symbols">
        <style:list-level-properties text:min-label-width="0.499cm" text:space-before="2cm"/>
        <style:text-properties style:font-name="Tahoma" text:display="true"/>
      </text:list-level-style-number>
      <text:list-level-style-number style:num-format="1" style:num-suffix="." text:level="6" text:style-name="Numbering_20_Symbols">
        <style:list-level-properties text:min-label-width="0.499cm" text:space-before="2.501cm"/>
        <style:text-properties style:font-name="Tahoma" text:display="true"/>
      </text:list-level-style-number>
      <text:list-level-style-number style:num-format="1" style:num-suffix="." text:level="7" text:style-name="Numbering_20_Symbols">
        <style:list-level-properties text:min-label-width="0.499cm" text:space-before="3.001cm"/>
        <style:text-properties style:font-name="Tahoma" text:display="true"/>
      </text:list-level-style-number>
      <text:list-level-style-number style:num-format="1" style:num-suffix="." text:level="8" text:style-name="Numbering_20_Symbols">
        <style:list-level-properties text:min-label-width="0.499cm" text:space-before="3.502cm"/>
        <style:text-properties style:font-name="Tahoma" text:display="true"/>
      </text:list-level-style-number>
      <text:list-level-style-number style:num-format="1" style:num-suffix="." text:level="9" text:style-name="Numbering_20_Symbols">
        <style:list-level-properties text:min-label-width="0.499cm" text:space-before="4.001cm"/>
        <style:text-properties style:font-name="Tahoma" text:display="true"/>
      </text:list-level-style-number>
      <text:list-level-style-number style:num-format="1" style:num-suffix="." text:level="10" text:style-name="Numbering_20_Symbols">
        <style:list-level-properties text:min-label-width="0.499cm" text:space-before="4.502cm"/>
        <style:text-properties style:font-name="Tahoma" text:display="true"/>
      </text:list-level-style-number>
    </text:list-style>
    <style:style style:family="paragraph" style:list-style-name="l340a03" style:name="a7749b7" style:parent-style-name="Default_20_Text"/>
    <style:style style:display-name="Default_20_Text" style:family="paragraph" style:name="Default_20_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886a14">
        <table:table-column table:number-columns-repeated="5" table:style-name="aa25f5e"/>
        <table:table-row>
          <table:table-cell table:style-name="a00ec1e"/>
          <table:table-cell table:style-name="a00ec1e"/>
          <table:table-cell table:style-name="a00ec1e"/>
          <table:table-cell table:style-name="a00ec1e"/>
          <table:table-cell table:style-name="a22d90e"/>
        </table:table-row>
        <table:table-row>
          <table:table-cell table:style-name="a37c382"/>
          <table:table-cell office:string-value="TEST тест" office:value-type="string" table:style-name="af64248">
            <text:p>TEST тест</text:p>
          </table:table-cell>
          <table:table-cell table:style-name="a37c382"/>
          <table:table-cell table:style-name="a37c382"/>
          <table:table-cell table:style-name="a5b8b20"/>
        </table:table-row>
      </table:table>
      <text:list text:style-name="l340a03" xml:id="list90093230">
        <text:list-header>
          <text:p>NewHeader</text:p>
        </text:list-header>
        <text:list-item>
          <text:p text:style-name="a7749b7">x <text:span>Test 1 test test test test test test test test test test test test test test <text:line-break/><text:line-break/> test test test test test test test test test test test test test test test test test test test test test test test test test test test test test test test test test test test</text:span> x</text:p>
        </text:list-item>
        <text:list-item>
          <text:p>* Experience certificates from previous employers <text:line-break/>* Copy of resignation/acceptation letter and relieving letter</text:p>
          <text:list text:style-name="l340a03" xml:id="list61317346">
            <text:list-item>
              <text:p text:style-name="a7749b7">itemContent 2.1</text:p>
            </text:list-item>
          </text:list>
        </text:list-item>
        <text:list-item>
          <text:p text:style-name="a7749b7">itemContent 3</text:p>
        </text:list-item>
      </text:list>
      <text:p>* Experience certificates from previous employers <text:line-break/>* Copy of resignation/acceptation letter and relieving let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ax</dc:creator>
    <dc:date>2015-12-08T20:22:08</dc:date>
    <meta:editing-cycles>1</meta:editing-cycles>
    <meta:editing-duration>PT1.456S</meta:editing-duration>
    <meta:initial-creator>max</meta:initial-creator>
    <meta:creation-date>2015-12-08T20:22:07</meta:creation-date>
    <dc:language>ru</dc:language>
  </office:meta>
</office:document-meta>
</file>